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Table_20_Heading">
      <style:paragraph-properties fo:text-align="start" style:justify-single-word="false"/>
    </style:style>
    <style:style style:name="P110" style:family="paragraph" style:parent-style-name="Code_20_Indent">
      <style:text-properties style:font-name="Courier New1" style:language-asian="zh" style:country-asian="TW"/>
    </style:style>
    <style:style style:name="P111" style:family="paragraph" style:parent-style-name="Heading_20_1">
      <style:paragraph-properties fo:margin-left="0cm" fo:margin-right="0cm" fo:text-indent="0cm" style:auto-text-indent="false"/>
    </style:style>
    <style:style style:name="P112" style:family="paragraph" style:parent-style-name="Text_20_body_20_indent" style:list-style-name="L44"/>
    <style:style style:name="P113" style:family="paragraph" style:parent-style-name="Text_20_body_20_indent" style:list-style-name="L45"/>
    <style:style style:name="P114" style:family="paragraph" style:parent-style-name="Table_20_Contents" style:list-style-name="L46"/>
    <style:style style:name="P115" style:family="paragraph" style:parent-style-name="Text_20_body_20_indent" style:list-style-name="L47"/>
    <style:style style:name="P116" style:family="paragraph" style:parent-style-name="Text_20_body_20_indent" style:list-style-name="L48"/>
    <style:style style:name="P117" style:family="paragraph" style:parent-style-name="Code_20_Indent">
      <style:text-properties fo:color="#0000ff"/>
    </style:style>
    <style:style style:name="P118" style:family="paragraph" style:parent-style-name="Text_20_body_20_indent">
      <style:text-properties fo:font-weight="bold" style:language-asian="zh" style:country-asian="TW" style:font-weight-asian="bold" style:font-weight-complex="bold"/>
    </style:style>
    <style:style style:name="P119" style:family="paragraph" style:parent-style-name="Text_20_body_20_indent" style:list-style-name="L49">
      <style:text-properties style:language-asian="zh" style:country-asian="TW"/>
    </style:style>
    <style:style style:name="P120" style:family="paragraph" style:parent-style-name="Footnote">
      <style:paragraph-properties fo:text-align="start" style:justify-single-word="false"/>
    </style:style>
    <style:style style:name="P121" style:family="paragraph" style:parent-style-name="Text_20_body_20_indent">
      <style:text-properties style:font-name="Lucida Console" style:language-asian="zh" style:country-asian="TW"/>
    </style:style>
    <style:style style:name="P122"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style Component|outline" text:style-name="Internet_20_link" text:visited-style-name="Internet_20_link">The style Component<text:tab/>110</text:a></text:p>
          <text:p text:style-name="P15"><text:a xlink:type="simple" xlink:href="#7.13.2.The html Component|outline" text:style-name="Internet_20_link" text:visited-style-name="Internet_20_link">The html Component<text:tab/>111</text:a></text:p>
          <text:p text:style-name="P15"><text:a xlink:type="simple" xlink:href="#7.13.3.Mix the HTML and XUL Components|outline" text:style-name="Internet_20_link" text:visited-style-name="Internet_20_link">Mix the HTML and XUL Components<text:tab/>111</text:a></text:p>
          <text:p text:style-name="P15"><text:a xlink:type="simple" xlink:href="#7.13.4.The include Component|outline" text:style-name="Internet_20_link" text:visited-style-name="Internet_20_link">The include Component<text:tab/>111</text:a></text:p>
          <text:p text:style-name="P16"><text:a xlink:type="simple" xlink:href="#7.13.4.1.Including ZUML Pages|outline" text:style-name="Internet_20_link" text:visited-style-name="Internet_20_link">Including ZUML Pages<text:tab/>112</text:a></text:p>
          <text:p text:style-name="P15"><text:a xlink:type="simple" xlink:href="#7.13.5.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4</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5</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7</text:a></text:p>
          <text:p text:style-name="P15"><text:a xlink:type="simple" xlink:href="#7.16.3.Input Events|outline" text:style-name="Internet_20_link" text:visited-style-name="Internet_20_link">Input Events<text:tab/>118</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9</text:a></text:p>
          <text:p text:style-name="P15"><text:a xlink:type="simple" xlink:href="#7.16.6.Other Events|outline" text:style-name="Internet_20_link" text:visited-style-name="Internet_20_link">Other Events<text:tab/>119</text:a></text:p>
          <text:p text:style-name="P16"><text:a xlink:type="simple" xlink:href="#7.16.6.1.The Event Flow of radio and radiogroup|outline" text:style-name="Internet_20_link" text:visited-style-name="Internet_20_link">The Event Flow of radio and radiogroup<text:tab/>120</text:a></text:p>
          <text:p text:style-name="P13">8. ZUML with the XHTML Component Set<text:tab/>121</text:p>
          <text:p text:style-name="P14"><text:a xlink:type="simple" xlink:href="#8.1.The Goal|outline" text:style-name="Internet_20_link" text:visited-style-name="Internet_20_link">The Goal<text:tab/>121</text:a></text:p>
          <text:p text:style-name="P15"><text:a xlink:type="simple" xlink:href="#8.1.1.A XHTML Page Is A Valid ZUML Page|outline" text:style-name="Internet_20_link" text:visited-style-name="Internet_20_link">A XHTML Page Is A Valid ZUML Page<text:tab/>121</text:a></text:p>
          <text:p text:style-name="P15"><text:a xlink:type="simple" xlink:href="#8.1.2.Server-Centric Interactivity|outline" text:style-name="Internet_20_link" text:visited-style-name="Internet_20_link">Server-Centric Interactivity<text:tab/>122</text:a></text:p>
          <text:p text:style-name="P15"><text:a xlink:type="simple" xlink:href="#8.1.3.Servlets Work As Usual|outline" text:style-name="Internet_20_link" text:visited-style-name="Internet_20_link">Servlets Work As Usual<text:tab/>123</text:a></text:p>
          <text:p text:style-name="P14"><text:a xlink:type="simple" xlink:href="#8.2.The Differences|outline" text:style-name="Internet_20_link" text:visited-style-name="Internet_20_link">The Differences<text:tab/>123</text:a></text:p>
          <text:p text:style-name="P15"><text:a xlink:type="simple" xlink:href="#8.2.1.UUID Is ID|outline" text:style-name="Internet_20_link" text:visited-style-name="Internet_20_link">UUID Is ID<text:tab/>123</text:a></text:p>
          <text:p text:style-name="P16"><text:a xlink:type="simple" xlink:href="#8.2.1.1.Side Effects|outline" text:style-name="Internet_20_link" text:visited-style-name="Internet_20_link">Side Effects<text:tab/>123</text:a></text:p>
          <text:p text:style-name="P15"><text:a xlink:type="simple" xlink:href="#8.2.2.All Tags Are Valid|outline" text:style-name="Internet_20_link" text:visited-style-name="Internet_20_link">All Tags Are Valid<text:tab/>124</text:a></text:p>
          <text:p text:style-name="P15"><text:a xlink:type="simple" xlink:href="#8.2.3.Case Insensitive|outline" text:style-name="Internet_20_link" text:visited-style-name="Internet_20_link">Case Insensitive<text:tab/>124</text:a></text:p>
          <text:p text:style-name="P15"><text:a xlink:type="simple" xlink:href="#8.2.4.No Mold Support|outline" text:style-name="Internet_20_link" text:visited-style-name="Internet_20_link">No Mold Support<text:tab/>124</text:a></text:p>
          <text:p text:style-name="P14"><text:a xlink:type="simple" xlink:href="#8.3.The DOM Tree at the Browser|outline" text:style-name="Internet_20_link" text:visited-style-name="Internet_20_link">The DOM Tree at the Browser<text:tab/>124</text:a></text:p>
          <text:p text:style-name="P15"><text:a xlink:type="simple" xlink:href="#8.3.1.The TABLE and TBODY Tags|outline" text:style-name="Internet_20_link" text:visited-style-name="Internet_20_link">The TABLE and TBODY Tags<text:tab/>124</text:a></text:p>
          <text:p text:style-name="P14"><text:a xlink:type="simple" xlink:href="#8.4.Events|outline" text:style-name="Internet_20_link" text:visited-style-name="Internet_20_link">Events<text:tab/>125</text:a></text:p>
          <text:p text:style-name="P14"><text:a xlink:type="simple" xlink:href="#8.5.Integrate with JSF, JSP and Others|outline" text:style-name="Internet_20_link" text:visited-style-name="Internet_20_link">Integrate with JSF, JSP and Others<text:tab/>125</text:a></text:p>
          <text:p text:style-name="P15"><text:a xlink:type="simple" xlink:href="#8.5.1.Work with Existent Servlets|outline" text:style-name="Internet_20_link" text:visited-style-name="Internet_20_link">Work with Existent Servlets<text:tab/>125</text:a></text:p>
          <text:p text:style-name="P15"><text:a xlink:type="simple" xlink:href="#8.5.2.Enrich by Inclusion|outline" text:style-name="Internet_20_link" text:visited-style-name="Internet_20_link">Enrich by Inclusion<text:tab/>126</text:a></text:p>
          <text:p text:style-name="P15"><text:a xlink:type="simple" xlink:href="#8.5.3.Enrich a Static HTML Page|outline" text:style-name="Internet_20_link" text:visited-style-name="Internet_20_link">Enrich a Static HTML Page<text:tab/>126</text:a></text:p>
          <text:p text:style-name="P15"><text:a xlink:type="simple" xlink:href="#8.5.4.Enrich a Dynamically Generated Page|outline" text:style-name="Internet_20_link" text:visited-style-name="Internet_20_link">Enrich a Dynamically Generated Page<text:tab/>126</text:a></text:p>
          <text:p text:style-name="P15"><text:a xlink:type="simple" xlink:href="#8.5.5.XUL or XHTML|outline" text:style-name="Internet_20_link" text:visited-style-name="Internet_20_link">XUL or XHTML<text:tab/>127</text:a></text:p>
          <text:p text:style-name="P13">9. Macro Components<text:tab/>128</text:p>
          <text:p text:style-name="P14"><text:a xlink:type="simple" xlink:href="#9.1.Three Steps to Use Macro Components|outline" text:style-name="Internet_20_link" text:visited-style-name="Internet_20_link">Three Steps to Use Macro Components<text:tab/>128</text:a></text:p>
          <text:p text:style-name="P15"><text:a xlink:type="simple" xlink:href="#9.1.1.Step 1. The Implementation|outline" text:style-name="Internet_20_link" text:visited-style-name="Internet_20_link">Step 1. The Implementation<text:tab/>128</text:a></text:p>
          <text:p text:style-name="P15"><text:a xlink:type="simple" xlink:href="#9.1.2.Step 2. The Declaration|outline" text:style-name="Internet_20_link" text:visited-style-name="Internet_20_link">Step 2. The Declaration<text:tab/>129</text:a></text:p>
          <text:p text:style-name="P16"><text:a xlink:type="simple" xlink:href="#9.1.2.1.Other Properties|outline" text:style-name="Internet_20_link" text:visited-style-name="Internet_20_link">Other Properties<text:tab/>129</text:a></text:p>
          <text:p text:style-name="P15"><text:a xlink:type="simple" xlink:href="#9.1.3.Step 3. The Use|outline" text:style-name="Internet_20_link" text:visited-style-name="Internet_20_link">Step 3. The Use<text:tab/>129</text:a></text:p>
          <text:p text:style-name="P16"><text:a xlink:type="simple" xlink:href="#9.1.3.1.Pass Properties|outline" text:style-name="Internet_20_link" text:visited-style-name="Internet_20_link">Pass Properties<text:tab/>129</text:a></text:p>
          <text:p text:style-name="P16"><text:a xlink:type="simple" xlink:href="#9.1.3.2.arg.includer|outline" text:style-name="Internet_20_link" text:visited-style-name="Internet_20_link">arg.includer<text:tab/>130</text:a></text:p>
          <text:p text:style-name="P14"><text:a xlink:type="simple" xlink:href="#9.2.Macro Components and The ID Space|outline" text:style-name="Internet_20_link" text:visited-style-name="Internet_20_link">Macro Components and The ID Space<text:tab/>130</text:a></text:p>
          <text:p text:style-name="P15"><text:a xlink:type="simple" xlink:href="#9.2.1.Access Child Components From the Outside|outline" text:style-name="Internet_20_link" text:visited-style-name="Internet_20_link">Access Child Components From the Outside<text:tab/>131</text:a></text:p>
          <text:p text:style-name="P15"><text:a xlink:type="simple" xlink:href="#9.2.2.Access Variables Defined in the Ancestors|outline" text:style-name="Internet_20_link" text:visited-style-name="Internet_20_link">Access Variables Defined in the Ancestors<text:tab/>131</text:a></text:p>
          <text:p text:style-name="P14"><text:a xlink:type="simple" xlink:href="#9.3.Provide Additional Methods|outline" text:style-name="Internet_20_link" text:visited-style-name="Internet_20_link">Provide Additional Methods<text:tab/>131</text:a></text:p>
          <text:p text:style-name="P15"><text:a xlink:type="simple" xlink:href="#9.3.1.Provide Additional Methods in Java|outline" text:style-name="Internet_20_link" text:visited-style-name="Internet_20_link">Provide Additional Methods in Java<text:tab/>132</text:a></text:p>
          <text:p text:style-name="P15"><text:a xlink:type="simple" xlink:href="#9.3.2.Provide Additional Methods in zscript|outline" text:style-name="Internet_20_link" text:visited-style-name="Internet_20_link">Provide Additional Methods in zscript<text:tab/>133</text:a></text:p>
          <text:p text:style-name="P15"><text:a xlink:type="simple" xlink:href="#9.3.3.Override the Implementation Class When Instantiation|outline" text:style-name="Internet_20_link" text:visited-style-name="Internet_20_link">Override the Implementation Class When Instantiation<text:tab/>133</text:a></text:p>
          <text:p text:style-name="P15"><text:a xlink:type="simple" xlink:href="#9.3.4.Create a Macro Component Manually|outline" text:style-name="Internet_20_link" text:visited-style-name="Internet_20_link">Create a Macro Component Manually<text:tab/>134</text:a></text:p>
          <text:p text:style-name="P13">10. Advanced Features<text:tab/>135</text:p>
          <text:p text:style-name="P14"><text:a xlink:type="simple" xlink:href="#10.1.Identify Pages|outline" text:style-name="Internet_20_link" text:visited-style-name="Internet_20_link">Identify Pages<text:tab/>135</text:a></text:p>
          <text:p text:style-name="P14"><text:a xlink:type="simple" xlink:href="#10.2.Identify Components|outline" text:style-name="Internet_20_link" text:visited-style-name="Internet_20_link">Identify Components<text:tab/>135</text:a></text:p>
          <text:p text:style-name="P15"><text:a xlink:type="simple" xlink:href="#10.2.1.The Component Path|outline" text:style-name="Internet_20_link" text:visited-style-name="Internet_20_link">The Component Path<text:tab/>135</text:a></text:p>
          <text:p text:style-name="P14"><text:a xlink:type="simple" xlink:href="#10.3.Sorting|outline" text:style-name="Internet_20_link" text:visited-style-name="Internet_20_link">Sorting<text:tab/>136</text:a></text:p>
          <text:p text:style-name="P14"><text:a xlink:type="simple" xlink:href="#10.4.Browser's History Management|outline" text:style-name="Internet_20_link" text:visited-style-name="Internet_20_link">Browser's History Management<text:tab/>137</text:a></text:p>
          <text:p text:style-name="P15"><text:a xlink:type="simple" xlink:href="#10.4.1.Add the Appropriate States to Browser's History|outline" text:style-name="Internet_20_link" text:visited-style-name="Internet_20_link">Add the Appropriate States to Browser's History<text:tab/>138</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8</text:a></text:p>
          <text:p text:style-name="P15"><text:a xlink:type="simple" xlink:href="#10.4.3.A Simple Example|outline" text:style-name="Internet_20_link" text:visited-style-name="Internet_20_link">A Simple Example<text:tab/>139</text:a></text:p>
          <text:p text:style-name="P14"><text:a xlink:type="simple" xlink:href="#10.5.Component Cloning|outline" text:style-name="Internet_20_link" text:visited-style-name="Internet_20_link">Component Cloning<text:tab/>140</text:a></text:p>
          <text:p text:style-name="P14"><text:a xlink:type="simple" xlink:href="#10.6.Component Serialization|outline" text:style-name="Internet_20_link" text:visited-style-name="Internet_20_link">Component Serialization<text:tab/>141</text:a></text:p>
          <text:p text:style-name="P15"><text:a xlink:type="simple" xlink:href="#10.6.1.Serializable Sessions|outline" text:style-name="Internet_20_link" text:visited-style-name="Internet_20_link">Serializable Sessions<text:tab/>141</text:a></text:p>
          <text:p text:style-name="P14"><text:a xlink:type="simple" xlink:href="#10.7.Session Timeout Management|outline" text:style-name="Internet_20_link" text:visited-style-name="Internet_20_link">Session Timeout Management<text:tab/>142</text:a></text:p>
          <text:p text:style-name="P14"><text:a xlink:type="simple" xlink:href="#10.8.Inter-Page Communication|outline" text:style-name="Internet_20_link" text:visited-style-name="Internet_20_link">Inter-Page Communication<text:tab/>142</text:a></text:p>
          <text:p text:style-name="P15"><text:a xlink:type="simple" xlink:href="#10.8.1.Post and Send Events|outline" text:style-name="Internet_20_link" text:visited-style-name="Internet_20_link">Post and Send Events<text:tab/>142</text:a></text:p>
          <text:p text:style-name="P15"><text:a xlink:type="simple" xlink:href="#10.8.2.Attributes|outline" text:style-name="Internet_20_link" text:visited-style-name="Internet_20_link">Attributes<text:tab/>143</text:a></text:p>
          <text:p text:style-name="P14"><text:a xlink:type="simple" xlink:href="#10.9.Inter-Web-Application Communication|outline" text:style-name="Internet_20_link" text:visited-style-name="Internet_20_link">Inter-Web-Application Communication<text:tab/>143</text:a></text:p>
          <text:p text:style-name="P15"><text:a xlink:type="simple" xlink:href="#10.9.1.Web Resources from Classpath|outline" text:style-name="Internet_20_link" text:visited-style-name="Internet_20_link">Web Resources from Classpath<text:tab/>143</text:a></text:p>
          <text:p text:style-name="P14"><text:a xlink:type="simple" xlink:href="#10.10.Error Handling|outline" text:style-name="Internet_20_link" text:visited-style-name="Internet_20_link">Error Handling<text:tab/>144</text:a></text:p>
          <text:p text:style-name="P15"><text:a xlink:type="simple" xlink:href="#10.10.1.Error Handling When Loading Pages|outline" text:style-name="Internet_20_link" text:visited-style-name="Internet_20_link">Error Handling When Loading Pages<text:tab/>144</text:a></text:p>
          <text:p text:style-name="P15"><text:a xlink:type="simple" xlink:href="#10.10.2.Error Handing When Updating Pages|outline" text:style-name="Internet_20_link" text:visited-style-name="Internet_20_link">Error Handing When Updating Pages<text:tab/>145</text:a></text:p>
          <text:p text:style-name="P13">11. Internationalization<text:tab/>147</text:p>
          <text:p text:style-name="P14"><text:a xlink:type="simple" xlink:href="#11.1.Locale|outline" text:style-name="Internet_20_link" text:visited-style-name="Internet_20_link">Locale<text:tab/>147</text:a></text:p>
          <text:p text:style-name="P14"><text:a xlink:type="simple" xlink:href="#11.2.Time Zone|outline" text:style-name="Internet_20_link" text:visited-style-name="Internet_20_link">Time Zone<text:tab/>147</text:a></text:p>
          <text:p text:style-name="P14"><text:a xlink:type="simple" xlink:href="#11.3.Labels|outline" text:style-name="Internet_20_link" text:visited-style-name="Internet_20_link">Labels<text:tab/>148</text:a></text:p>
          <text:p text:style-name="P14"><text:a xlink:type="simple" xlink:href="#11.4.Locale-Dependent Files|outline" text:style-name="Internet_20_link" text:visited-style-name="Internet_20_link">Locale-Dependent Files<text:tab/>149</text:a></text:p>
          <text:p text:style-name="P15"><text:a xlink:type="simple" xlink:href="#11.4.1.Browser and Locale-Dependent URI|outline" text:style-name="Internet_20_link" text:visited-style-name="Internet_20_link">Browser and Locale-Dependent URI<text:tab/>149</text:a></text:p>
          <text:p text:style-name="P15"><text:a xlink:type="simple" xlink:href="#11.4.2.Locating Browser and Locale Dependent Resources in Java|outline" text:style-name="Internet_20_link" text:visited-style-name="Internet_20_link">Locating Browser and Locale Dependent Resources in Java<text:tab/>150</text:a></text:p>
          <text:p text:style-name="P14"><text:a xlink:type="simple" xlink:href="#11.5.Messages|outline" text:style-name="Internet_20_link" text:visited-style-name="Internet_20_link">Messages<text:tab/>150</text:a></text:p>
          <text:p text:style-name="P13">12. Database Connectivity<text:tab/>151</text:p>
          <text:p text:style-name="P14"><text:a xlink:type="simple" xlink:href="#12.1.ZK Is Presentation-Tier Only|outline" text:style-name="Internet_20_link" text:visited-style-name="Internet_20_link">ZK Is Presentation-Tier Only<text:tab/>151</text:a></text:p>
          <text:p text:style-name="P14"><text:a xlink:type="simple" xlink:href="#12.2.Simplest Way to Use JDBC (but not recommended)|outline" text:style-name="Internet_20_link" text:visited-style-name="Internet_20_link">Simplest Way to Use JDBC (but not recommended)<text:tab/>151</text:a></text:p>
          <text:p text:style-name="P14"><text:a xlink:type="simple" xlink:href="#12.3.Use with Connection Pooling|outline" text:style-name="Internet_20_link" text:visited-style-name="Internet_20_link">Use with Connection Pooling<text:tab/>152</text:a></text:p>
          <text:p text:style-name="P15"><text:a xlink:type="simple" xlink:href="#12.3.1.Connect and Close a Connection|outline" text:style-name="Internet_20_link" text:visited-style-name="Internet_20_link">Connect and Close a Connection<text:tab/>153</text:a></text:p>
          <text:p text:style-name="P15"><text:a xlink:type="simple" xlink:href="#12.3.2.Configure Connection Pooling|outline" text:style-name="Internet_20_link" text:visited-style-name="Internet_20_link">Configure Connection Pooling<text:tab/>154</text:a></text:p>
          <text:p text:style-name="P16"><text:a xlink:type="simple" xlink:href="#12.3.2.1.Tomcat 5.5 + MySQL|outline" text:style-name="Internet_20_link" text:visited-style-name="Internet_20_link">Tomcat 5.5 + MySQL<text:tab/>154</text:a></text:p>
          <text:p text:style-name="P16"><text:a xlink:type="simple" xlink:href="#12.3.2.2.JBoss + MySQL|outline" text:style-name="Internet_20_link" text:visited-style-name="Internet_20_link">JBoss + MySQL<text:tab/>155</text:a></text:p>
          <text:p text:style-name="P16"><text:a xlink:type="simple" xlink:href="#12.3.2.3.JBoss + PostgreSQL|outline" text:style-name="Internet_20_link" text:visited-style-name="Internet_20_link">JBoss + PostgreSQL<text:tab/>156</text:a></text:p>
          <text:p text:style-name="P14"><text:a xlink:type="simple" xlink:href="#12.4.ZK Features Applicable to Database Access|outline" text:style-name="Internet_20_link" text:visited-style-name="Internet_20_link">ZK Features Applicable to Database Access<text:tab/>156</text:a></text:p>
          <text:p text:style-name="P15"><text:a xlink:type="simple" xlink:href="#12.4.1.The com.potix.zk.ui.event.EventThreadCleanup Interface|outline" text:style-name="Internet_20_link" text:visited-style-name="Internet_20_link">The com.potix.zk.ui.event.EventThreadCleanup Interface<text:tab/>156</text:a></text:p>
          <text:p text:style-name="P15"><text:a xlink:type="simple" xlink:href="#12.4.2.Access Database in EL Expressions|outline" text:style-name="Internet_20_link" text:visited-style-name="Internet_20_link">Access Database in EL Expressions<text:tab/>157</text:a></text:p>
          <text:p text:style-name="P16"><text:a xlink:type="simple" xlink:href="#12.4.2.1.Read all and Copy to a LinkedList|outline" text:style-name="Internet_20_link" text:visited-style-name="Internet_20_link">Read all and Copy to a LinkedList<text:tab/>157</text:a></text:p>
          <text:p text:style-name="P16"><text:a xlink:type="simple" xlink:href="#12.4.2.2.Implement the com.potix.zk.ui.util.Initiator Interface|outline" text:style-name="Internet_20_link" text:visited-style-name="Internet_20_link">Implement the com.potix.zk.ui.util.Initiator Interface<text:tab/>158</text:a></text:p>
          <text:p text:style-name="P15"><text:a xlink:type="simple" xlink:href="#12.4.3.Transaction and com.potix.zk.util.Initiator|outline" text:style-name="Internet_20_link" text:visited-style-name="Internet_20_link">Transaction and com.potix.zk.util.Initiator<text:tab/>158</text:a></text:p>
          <text:p text:style-name="P16"><text:a xlink:type="simple" xlink:href="#12.4.3.1.J2EE Transaction and Initiator|outline" text:style-name="Internet_20_link" text:visited-style-name="Internet_20_link">J2EE Transaction and Initiator<text:tab/>159</text:a></text:p>
          <text:p text:style-name="P16"><text:a xlink:type="simple" xlink:href="#12.4.3.2.Web Containers and Initiator|outline" text:style-name="Internet_20_link" text:visited-style-name="Internet_20_link">Web Containers and Initiator<text:tab/>159</text:a></text:p>
          <text:p text:style-name="P13">13. Portal Integration<text:tab/>161</text:p>
          <text:p text:style-name="P14"><text:a xlink:type="simple" xlink:href="#13.1.Configuration|outline" text:style-name="Internet_20_link" text:visited-style-name="Internet_20_link">Configuration<text:tab/>161</text:a></text:p>
          <text:p text:style-name="P15"><text:a xlink:type="simple" xlink:href="#13.1.1.WEB-INF/portlet.xml|outline" text:style-name="Internet_20_link" text:visited-style-name="Internet_20_link">WEB-INF/portlet.xml<text:tab/>161</text:a></text:p>
          <text:p text:style-name="P15"><text:a xlink:type="simple" xlink:href="#13.1.2.WEB-INF/web.xml|outline" text:style-name="Internet_20_link" text:visited-style-name="Internet_20_link">WEB-INF/web.xml<text:tab/>161</text:a></text:p>
          <text:p text:style-name="P14"><text:a xlink:type="simple" xlink:href="#13.2.The Usage|outline" text:style-name="Internet_20_link" text:visited-style-name="Internet_20_link">The Usage<text:tab/>162</text:a></text:p>
          <text:p text:style-name="P15"><text:a xlink:type="simple" xlink:href="#13.2.1.The zk_page Parameter and Attribute|outline" text:style-name="Internet_20_link" text:visited-style-name="Internet_20_link">The zk_page Parameter and Attribute<text:tab/>162</text:a></text:p>
          <text:p text:style-name="P15"><text:a xlink:type="simple" xlink:href="#13.2.2.Examples|outline" text:style-name="Internet_20_link" text:visited-style-name="Internet_20_link">Examples<text:tab/>162</text:a></text:p>
          <text:p text:style-name="P13">14. Beyond ZK<text:tab/>163</text:p>
          <text:p text:style-name="P14"><text:a xlink:type="simple" xlink:href="#14.1.Logger|outline" text:style-name="Internet_20_link" text:visited-style-name="Internet_20_link">Logger<text:tab/>163</text:a></text:p>
          <text:p text:style-name="P15"><text:a xlink:type="simple" xlink:href="#14.1.1.How to Monitor i3-log.conf|outline" text:style-name="Internet_20_link" text:visited-style-name="Internet_20_link">How to Monitor i3-log.conf<text:tab/>163</text:a></text:p>
          <text:p text:style-name="P15"><text:a xlink:type="simple" xlink:href="#14.1.2.Content of i3-log.conf|outline" text:style-name="Internet_20_link" text:visited-style-name="Internet_20_link">Content of i3-log.conf<text:tab/>164</text:a></text:p>
          <text:p text:style-name="P15"><text:a xlink:type="simple" xlink:href="#14.1.3.Location of i3-log.conf|outline" text:style-name="Internet_20_link" text:visited-style-name="Internet_20_link">Location of i3-log.conf<text:tab/>164</text:a></text:p>
          <text:p text:style-name="P14"><text:a xlink:type="simple" xlink:href="#14.2.DSP|outline" text:style-name="Internet_20_link" text:visited-style-name="Internet_20_link">DSP<text:tab/>164</text:a></text:p>
          <text:p text:style-name="P14"><text:a xlink:type="simple" xlink:href="#14.3.iDOM|outline" text:style-name="Internet_20_link" text:visited-style-name="Internet_20_link">iDOM<text:tab/>165</text:a></text:p>
          <text:p text:style-name="P14"><text:a xlink:type="simple" xlink:href="#14.4.XAWK|outline" text:style-name="Internet_20_link" text:visited-style-name="Internet_20_link">XAWK<text:tab/>1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65"><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09">Req<text:span text:style-name="T2">uest Attribute</text:span></text:p>
            </table:table-cell>
            <table:table-cell table:style-name="Table1.B1" office:value-type="string">
              <text:p text:style-name="P109">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09">Req<text:span text:style-name="T2">uest Attribute</text:span></text:p>
            </table:table-cell>
            <table:table-cell table:style-name="Table2.B1" office:value-type="string">
              <text:p text:style-name="P109">Type</text:p>
            </table:table-cell>
          </table:table-row>
        </table:table-header-rows>
        <table:table-row>
          <table:table-cell table:style-name="Table2.A2" office:value-type="string">
            <text:p text:style-name="P31">javax.servlet.error.status_code</text:p>
          </table:table-cell>
          <table:table-cell table:style-name="Table2.B2" office:value-type="string">
            <text:p text:style-name="P31">java.lang.Integer</text:p>
          </table:table-cell>
        </table:table-row>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row>
          <table:table-cell table:style-name="Table2.A2" office:value-type="string">
            <text:p text:style-name="P31">javax.servlet.error.request_uri</text:p>
          </table:table-cell>
          <table:table-cell table:style-name="Table2.B2" office:value-type="string">
            <text:p text:style-name="P31">java.lang.String</text:p>
          </table:table-cell>
        </table:table-row>
        <table:table-row>
          <table:table-cell table:style-name="Table2.A2" office:value-type="string">
            <text:p text:style-name="P31">javax.servlet.error.servlet_name</text:p>
          </table:table-cell>
          <table:table-cell table:style-name="Table2.B2" office:value-type="string">
            <text:p text:style-name="P31">java.lang.String</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0"><text:tab/>&lt;/zscript&gt;</text:p>
      <text:p text:style-name="P22">&lt;/window&gt;</text:p>
      <text:p text:style-name="Text_20_body_20_indent"><draw:frame draw:style-name="fr3" draw:name="graphics62" text:anchor-type="paragraph" svg:width="9.999cm" svg:height="3.42cm" draw:z-index="73"><draw:image xlink:href="Pictures/10000000000002B2000000ED94D31A2A.png" xlink:type="simple" xlink:show="embed" xlink:actuate="onLoad"/></draw:frame><text:span text:style-name="T2"/></text:p>
      <text:h text:style-name="P11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2">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3">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3">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4">/norm_de_DE.css</text:p>
              </text:list-item>
              <text:list-item>
                <text:p text:style-name="P114">/norm_de.css</text:p>
              </text:list-item>
              <text:list-item>
                <text:p text:style-name="P1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4">/css-ie/norm_de_DE.css</text:p>
              </text:list-item>
              <text:list-item>
                <text:p text:style-name="P114">/css-ie/norm_de.css</text:p>
              </text:list-item>
              <text:list-item>
                <text:p text:style-name="P1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4">/imgie/pic*/lang_de_DE.png</text:p>
              </text:list-item>
              <text:list-item>
                <text:p text:style-name="P114">/imgie/pic*/lang_de.png</text:p>
              </text:list-item>
              <text:list-item>
                <text:p text:style-name="P1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4">/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5">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5">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5">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6">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1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8">Notes:</text:p>
      <text:list text:style-name="L49">
        <text:list-item>
          <text:p text:style-name="P119">It is important to close the statement and connection after use.</text:p>
        </text:list-item>
        <text:list-item>
          <text:p text:style-name="P11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0">Thanks Thomas Muller (<text:a xlink:type="simple" xlink:href="http://asconet.org:8000/antville/oberinspector">http://asconet.org:8000/antville/oberinspector</text:a>) for<text:span text:style-name="T2"> correction.</text:span></text:p><text:p text:style-name="P120"><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5</text:page-number> of <text:page-count>1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3T16:04:29</dc:date>
    <meta:printed-by>Tom Yeh</meta:printed-by>
    <meta:print-date>2005-12-05T14:19:55</meta:print-date>
    <meta:keyword>ZK ZUL ZHTML</meta:keyword>
    <dc:language>en-US</dc:language>
    <meta:editing-cycles>3453</meta:editing-cycles>
    <meta:editing-duration>P11DT20H18M42S</meta:editing-duration>
    <meta:user-defined meta:name="Info 1"/>
    <meta:user-defined meta:name="Info 2"/>
    <meta:user-defined meta:name="Info 3"/>
    <meta:user-defined meta:name="Info 4"/>
    <meta:document-statistic meta:table-count="31" meta:image-count="74" meta:object-count="0" meta:page-count="165" meta:paragraph-count="4002" meta:word-count="38934" meta:character-count="253433"/>
  </office:meta>
</office:document-meta>
</file>